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GOR DE MEDEIROS DA SILVA</text:p>
          </table:table-cell>
          <table:table-cell office:value-type="string" table:style-name="ce5">
            <text:p>MELHORADO</text:p>
          </table:table-cell>
          <table:table-cell office:value-type="float" office:value="53984453946" table:style-name="ce5">
            <text:p>53984453946</text:p>
          </table:table-cell>
          <table:table-cell office:value-type="date" office:date-value="2025-09-10T00:00:00" table:style-name="ce6">
            <text:p>10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LEOPOLDO BROD Nº445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MAICON GRAOSKE DA SILVA</text:p>
          </table:table-cell>
          <table:table-cell office:value-type="string" table:style-name="ce5">
            <text:p>MELHORADO</text:p>
          </table:table-cell>
          <table:table-cell office:value-type="float" office:value="53991081896" table:style-name="ce5">
            <text:p>53991081896</text:p>
          </table:table-cell>
          <table:table-cell office:value-type="date" office:date-value="2025-09-10T00:00:00" table:style-name="ce6">
            <text:p>10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CORREDOR CAROLINO CARVALHO Nº23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DAIANE BARCELOS DA CONCEICAO<text:s/></text:p>
          </table:table-cell>
          <table:table-cell office:value-type="string" table:style-name="ce5">
            <text:p>MELHORADO</text:p>
          </table:table-cell>
          <table:table-cell office:value-type="float" office:value="53981149560" table:style-name="ce5">
            <text:p>53981149560</text:p>
          </table:table-cell>
          <table:table-cell office:value-type="date" office:date-value="2025-09-10T00:00:00" table:style-name="ce6">
            <text:p>10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BLAU NUNES Nº17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IS DELANIR DE OLIVEIRA LOPES</text:p>
          </table:table-cell>
          <table:table-cell office:value-type="string" table:style-name="ce5">
            <text:p>MELHORADO</text:p>
          </table:table-cell>
          <table:table-cell office:value-type="float" office:value="53984644890" table:style-name="ce5">
            <text:p>53984644890</text:p>
          </table:table-cell>
          <table:table-cell office:value-type="date" office:date-value="2025-09-11T00:00:00" table:style-name="ce6">
            <text:p>11/09/25</text:p>
          </table:table-cell>
          <table:table-cell office:value-type="string" table:style-name="ce5">
            <text:p>F145</text:p>
          </table:table-cell>
          <table:table-cell office:value-type="string" table:style-name="ce4">
            <text:p>AVENIDA MANOEL ANTONIO PERES Nº333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NICIUS DE MARCOS FURTADO</text:p>
          </table:table-cell>
          <table:table-cell office:value-type="string" table:style-name="ce5">
            <text:p>MELHORADO</text:p>
          </table:table-cell>
          <table:table-cell office:value-type="float" office:value="53991178071" table:style-name="ce5">
            <text:p>53991178071</text:p>
          </table:table-cell>
          <table:table-cell office:value-type="date" office:date-value="2025-09-11T00:00:00" table:style-name="ce6">
            <text:p>11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PAULO VIGNOLO DA SILVEIRA Nº131</text:p>
          </table:table-cell>
          <table:table-cell office:value-type="string" table:style-name="ce8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ICON DE OLIVEIRA LOPES</text:p>
          </table:table-cell>
          <table:table-cell office:value-type="string" table:style-name="ce5">
            <text:p>MELHORADO</text:p>
          </table:table-cell>
          <table:table-cell office:value-type="float" office:value="53984644890" table:style-name="ce5">
            <text:p>53984644890</text:p>
          </table:table-cell>
          <table:table-cell office:value-type="date" office:date-value="2025-09-11T00:00:00" table:style-name="ce6">
            <text:p>11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CORREDOR DO OBELISCO Nº333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ILA ALVES BILHALVA</text:p>
          </table:table-cell>
          <table:table-cell office:value-type="string" table:style-name="ce5">
            <text:p>MELHORADO</text:p>
          </table:table-cell>
          <table:table-cell office:value-type="float" office:value="53991788017" table:style-name="ce5">
            <text:p>53991788017</text:p>
          </table:table-cell>
          <table:table-cell office:value-type="date" office:date-value="2025-09-12T00:00:00" table:style-name="ce6">
            <text:p>12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TRAVESSA THEODORO MILLER Nº78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TORIA GUEDES NAWWAS</text:p>
          </table:table-cell>
          <table:table-cell office:value-type="string" table:style-name="ce5">
            <text:p>MELHORADO</text:p>
          </table:table-cell>
          <table:table-cell office:value-type="float" office:value="53974006651" table:style-name="ce5">
            <text:p>53974006651</text:p>
          </table:table-cell>
          <table:table-cell office:value-type="date" office:date-value="2025-09-13T00:00:00" table:style-name="ce6">
            <text:p>13/09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RUA MAGDA COSTA Nº83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IANE VIEIRA ABEL</text:p>
          </table:table-cell>
          <table:table-cell office:value-type="string" table:style-name="ce5">
            <text:p>MELHORADO</text:p>
          </table:table-cell>
          <table:table-cell office:value-type="float" office:value="53991967058" table:style-name="ce5">
            <text:p>53991967058</text:p>
          </table:table-cell>
          <table:table-cell office:value-type="date" office:date-value="2025-09-15T00:00:00" table:style-name="ce6">
            <text:p>15/09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AFONSO ARINOS Nº134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ISA LEIVAS DIAS</text:p>
          </table:table-cell>
          <table:table-cell office:value-type="string" table:style-name="ce5">
            <text:p>MELHORADO</text:p>
          </table:table-cell>
          <table:table-cell office:value-type="float" office:value="53984197857" table:style-name="ce5">
            <text:p>53984197857</text:p>
          </table:table-cell>
          <table:table-cell office:value-type="date" office:date-value="2025-09-15T00:00:00" table:style-name="ce6">
            <text:p>15/09/25</text:p>
          </table:table-cell>
          <table:table-cell office:value-type="string" table:style-name="ce5">
            <text:p>F251</text:p>
          </table:table-cell>
          <table:table-cell office:value-type="string" table:style-name="ce4">
            <text:p>RUA TORRES Nº8729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A INA FERREIRA SCHEUTZOW</text:p>
          </table:table-cell>
          <table:table-cell office:value-type="string" table:style-name="ce5">
            <text:p>MELHORADO</text:p>
          </table:table-cell>
          <table:table-cell office:value-type="float" office:value="53981204750" table:style-name="ce5">
            <text:p>53981204750</text:p>
          </table:table-cell>
          <table:table-cell office:value-type="date" office:date-value="2025-09-15T00:00:00" table:style-name="ce6">
            <text:p>15/09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LEOPOLDO BROAD Nº1471</text:p>
          </table:table-cell>
          <table:table-cell office:value-type="string" table:style-name="ce4">
            <text:p>CAPS TRES VENDA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DUARDA FERREIRA MORAES</text:p>
          </table:table-cell>
          <table:table-cell office:value-type="string" table:style-name="ce5">
            <text:p>MELHORADO</text:p>
          </table:table-cell>
          <table:table-cell office:value-type="float" office:value="53992412415" table:style-name="ce5">
            <text:p>53992412415</text:p>
          </table:table-cell>
          <table:table-cell office:value-type="date" office:date-value="2025-09-15T00:00:00" table:style-name="ce6">
            <text:p>15/09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DOUTOR MARIO MENEGHETTI Nº63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UAREZ PAAP DA COSTA</text:p>
          </table:table-cell>
          <table:table-cell office:value-type="string" table:style-name="ce5">
            <text:p>MELHORADO</text:p>
          </table:table-cell>
          <table:table-cell office:value-type="float" office:value="53991569015" table:style-name="ce5">
            <text:p>53991569015</text:p>
          </table:table-cell>
          <table:table-cell office:value-type="date" office:date-value="2025-09-16T00:00:00" table:style-name="ce6">
            <text:p>16/09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JOSE RIZOLO Nº89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KAEL COSTA SILVEIRA</text:p>
          </table:table-cell>
          <table:table-cell office:value-type="string" table:style-name="ce5">
            <text:p>MELHORADO</text:p>
          </table:table-cell>
          <table:table-cell office:value-type="float" office:value="53999132121" table:style-name="ce5">
            <text:p>53999132121</text:p>
          </table:table-cell>
          <table:table-cell office:value-type="date" office:date-value="2025-09-16T00:00:00" table:style-name="ce6">
            <text:p>16/09/25</text:p>
          </table:table-cell>
          <table:table-cell office:value-type="string" table:style-name="ce5">
            <text:p>F701</text:p>
          </table:table-cell>
          <table:table-cell office:value-type="string" table:style-name="ce4">
            <text:p>RUA LAVRAS DO SUL Nº590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Usuário do Windows</meta:initial-creator>
    <dc:creator>Recepção Coordenação</dc:creator>
    <meta:creation-date>2016-07-13T11:42:24Z</meta:creation-date>
    <dc:date>2025-09-17T14:48:34Z</dc:date>
    <meta:print-date>2024-06-07T20:11:09Z</meta:print-date>
    <meta:editing-cycles>4109</meta:editing-cycles>
    <meta:editing-duration>PT4597053S</meta:editing-duration>
  </office:meta>
</office:document-meta>
</file>